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fo:color="#ff3333" fo:font-size="32pt" officeooo:rsid="0037563c" officeooo:paragraph-rsid="000f0d74" style:font-size-asian="32pt" style:font-size-complex="32pt"/>
    </style:style>
    <style:style style:name="P2" style:family="paragraph" style:parent-style-name="Title">
      <style:text-properties officeooo:paragraph-rsid="000f0d74"/>
    </style:style>
    <style:style style:name="P3" style:family="paragraph" style:parent-style-name="Subtitle">
      <style:text-properties fo:color="#ff3333" fo:font-size="20pt" officeooo:rsid="0037563c" officeooo:paragraph-rsid="000f0d74" style:font-size-asian="20pt" style:font-size-complex="20pt"/>
    </style:style>
    <style:style style:name="P4" style:family="paragraph" style:parent-style-name="Subtitle">
      <style:text-properties officeooo:paragraph-rsid="000f0d74"/>
    </style:style>
    <style:style style:name="T1" style:family="text">
      <style:text-properties officeooo:rsid="000f0d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1.1.x" text:name="EasyMSPVersion"/>
      </text:user-field-decls>
      <text:p text:style-name="P2"><text:span text:style-name="T1">IO</text:span> Library User Manual</text:p>
      <text:p text:style-name="P4">For EasyMSP <text:user-field-get text:name="EasyMSPVersion">1.1.x</text:user-field-get></text:p>
      <text:p text:style-name="P1">DRAFT</text:p>
      <text:p text:style-name="P3">UNFINISHED MANUAL – DO NOT U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e29a214-2bbed72-0621de6-a97528c-8f066d</meta:generator>
    <dc:date>2012-12-11T01:37:39.34</dc:date>
    <dc:creator>Matthew Burmeister</dc:creator>
    <meta:document-statistic meta:table-count="0" meta:image-count="0" meta:object-count="0" meta:page-count="1" meta:paragraph-count="4" meta:word-count="14" meta:character-count="74" meta:non-whitespace-character-count="64"/>
    <meta:user-defined meta:name="Info 1"/>
    <meta:user-defined meta:name="Info 2"/>
    <meta:user-defined meta:name="Info 3"/>
    <meta:user-defined meta:name="Info 4"/>
  </office:meta>
</office:document-meta>
</file>